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6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>
            <text:p>skill_name</text:p>
          </table:table-cell>
          <table:table-cell office:value-type="string">
            <text:p>skill_type</text:p>
          </table:table-cell>
          <table:table-cell office:value-type="string">
            <text:p>Developer</text:p>
          </table:table-cell>
          <table:table-cell office:value-type="string">
            <text:p>Analyst</text:p>
          </table:table-cell>
          <table:table-cell office:value-type="string">
            <text:p>Consultant</text:p>
          </table:table-cell>
          <table:table-cell office:value-type="string">
            <text:p>Project Manager</text:p>
          </table:table-cell>
          <table:table-cell office:value-type="string">
            <text:p>Product Manager</text:p>
          </table:table-cell>
          <table:table-cell office:value-type="string">
            <text:p>Salesperson</text:p>
          </table:table-cell>
          <table:table-cell office:value-type="string">
            <text:p>Business Leader</text:p>
          </table:table-cell>
          <table:table-cell office:value-type="string">
            <text:p>Department Leader</text:p>
          </table:table-cell>
          <table:table-cell office:value-type="string">
            <text:p>Regional Leader</text:p>
          </table:table-cell>
          <table:table-cell office:value-type="string">
            <text:p>Attorney</text:p>
          </table:table-cell>
          <table:table-cell office:value-type="string">
            <text:p>Paralegal</text:p>
          </table:table-cell>
        </table:table-row>
        <table:table-row table:style-name="ro1">
          <table:table-cell office:value-type="string">
            <text:p>SAS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SQL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ython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ython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tableau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Tableau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java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javascript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html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excel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Big Data: Techniques and Concepts of Big Data</text:p>
          </table:table-cell>
          <table:table-cell office:value-type="string">
            <text:p>course</text:p>
          </table:table-cell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&quot;Programming Basics (&quot;&amp;[.A2]&amp;&quot;)&quot;" office:value-type="string" office:string-value="Programming Basics (SAS)">
            <text:p>Programming Basics (SAS)</text:p>
          </table:table-cell>
          <table:table-cell office:value-type="string">
            <text:p>course</text:p>
          </table:table-cell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formula="of:=&quot;Programming Basics (&quot;&amp;[.A3]&amp;&quot;)&quot;" office:value-type="string" office:string-value="Programming Basics (SQL)">
            <text:p>Programming Basics (SQL)</text:p>
          </table:table-cell>
          <table:table-cell office:value-type="string">
            <text:p>course</text:p>
          </table:table-cell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formula="of:=&quot;Programming Basics (&quot;&amp;[.A4]&amp;&quot;)&quot;" office:value-type="string" office:string-value="Programming Basics (R)">
            <text:p>Programming Basics (R)</text:p>
          </table:table-cell>
          <table:table-cell office:value-type="string">
            <text:p>course</text:p>
          </table:table-cell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formula="of:=&quot;Programming Basics (&quot;&amp;[.A5]&amp;&quot;)&quot;" office:value-type="string" office:string-value="Programming Basics (Python)">
            <text:p>Programming Basics (Python)</text:p>
          </table:table-cell>
          <table:table-cell office:value-type="string">
            <text:p>course</text:p>
          </table:table-cell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formula="of:=&quot;Programming Basics (&quot;&amp;[.A6]&amp;&quot;)&quot;" office:value-type="string" office:string-value="Programming Basics (python)">
            <text:p>Programming Basics (python)</text:p>
          </table:table-cell>
          <table:table-cell office:value-type="string">
            <text:p>course</text:p>
          </table:table-cell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formula="of:=&quot;Programming Basics (&quot;&amp;[.A7]&amp;&quot;)&quot;" office:value-type="string" office:string-value="Programming Basics (tableau)">
            <text:p>Programming Basics (tableau)</text:p>
          </table:table-cell>
          <table:table-cell office:value-type="string">
            <text:p>course</text:p>
          </table:table-cell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formula="of:=&quot;Programming Basics (&quot;&amp;[.A8]&amp;&quot;)&quot;" office:value-type="string" office:string-value="Programming Basics (Tableau)">
            <text:p>Programming Basics (Tableau)</text:p>
          </table:table-cell>
          <table:table-cell office:value-type="string">
            <text:p>course</text:p>
          </table:table-cell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formula="of:=&quot;Programming Basics (&quot;&amp;[.A9]&amp;&quot;)&quot;" office:value-type="string" office:string-value="Programming Basics (java)">
            <text:p>Programming Basics (java)</text:p>
          </table:table-cell>
          <table:table-cell office:value-type="string">
            <text:p>course</text:p>
          </table:table-cell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formula="of:=&quot;Programming Basics (&quot;&amp;[.A10]&amp;&quot;)&quot;" office:value-type="string" office:string-value="Programming Basics (javascript)">
            <text:p>Programming Basics (javascript)</text:p>
          </table:table-cell>
          <table:table-cell office:value-type="string">
            <text:p>course</text:p>
          </table:table-cell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formula="of:=&quot;Programming Basics (&quot;&amp;[.A11]&amp;&quot;)&quot;" office:value-type="string" office:string-value="Programming Basics (html)">
            <text:p>Programming Basics (html)</text:p>
          </table:table-cell>
          <table:table-cell office:value-type="string">
            <text:p>course</text:p>
          </table:table-cell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formula="of:=&quot;Programming Basics (&quot;&amp;[.A12]&amp;&quot;)&quot;" office:value-type="string" office:string-value="Programming Basics (excel)">
            <text:p>Programming Basics (excel)</text:p>
          </table:table-cell>
          <table:table-cell office:value-type="string">
            <text:p>course</text:p>
          </table:table-cell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formula="of:=&quot;Intermediate Programming (&quot;&amp;[.A2]&amp;&quot;)&quot;" office:value-type="string" office:string-value="Intermediate Programming (SAS)">
            <text:p>Intermediate Programming (SAS)</text:p>
          </table:table-cell>
          <table:table-cell office:value-type="string">
            <text:p>course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formula="of:=&quot;Intermediate Programming (&quot;&amp;[.A3]&amp;&quot;)&quot;" office:value-type="string" office:string-value="Intermediate Programming (SQL)">
            <text:p>Intermediate Programming (SQL)</text:p>
          </table:table-cell>
          <table:table-cell office:value-type="string">
            <text:p>course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formula="of:=&quot;Intermediate Programming (&quot;&amp;[.A4]&amp;&quot;)&quot;" office:value-type="string" office:string-value="Intermediate Programming (R)">
            <text:p>Intermediate Programming (R)</text:p>
          </table:table-cell>
          <table:table-cell office:value-type="string">
            <text:p>course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formula="of:=&quot;Intermediate Programming (&quot;&amp;[.A5]&amp;&quot;)&quot;" office:value-type="string" office:string-value="Intermediate Programming (Python)">
            <text:p>Intermediate Programming (Python)</text:p>
          </table:table-cell>
          <table:table-cell office:value-type="string">
            <text:p>course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formula="of:=&quot;Intermediate Programming (&quot;&amp;[.A6]&amp;&quot;)&quot;" office:value-type="string" office:string-value="Intermediate Programming (python)">
            <text:p>Intermediate Programming (python)</text:p>
          </table:table-cell>
          <table:table-cell office:value-type="string">
            <text:p>course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formula="of:=&quot;Intermediate Programming (&quot;&amp;[.A7]&amp;&quot;)&quot;" office:value-type="string" office:string-value="Intermediate Programming (tableau)">
            <text:p>Intermediate Programming (tableau)</text:p>
          </table:table-cell>
          <table:table-cell office:value-type="string">
            <text:p>course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formula="of:=&quot;Intermediate Programming (&quot;&amp;[.A8]&amp;&quot;)&quot;" office:value-type="string" office:string-value="Intermediate Programming (Tableau)">
            <text:p>Intermediate Programming (Tableau)</text:p>
          </table:table-cell>
          <table:table-cell office:value-type="string">
            <text:p>course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formula="of:=&quot;Intermediate Programming (&quot;&amp;[.A9]&amp;&quot;)&quot;" office:value-type="string" office:string-value="Intermediate Programming (java)">
            <text:p>Intermediate Programming (java)</text:p>
          </table:table-cell>
          <table:table-cell office:value-type="string">
            <text:p>course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formula="of:=&quot;Intermediate Programming (&quot;&amp;[.A10]&amp;&quot;)&quot;" office:value-type="string" office:string-value="Intermediate Programming (javascript)">
            <text:p>Intermediate Programming (javascript)</text:p>
          </table:table-cell>
          <table:table-cell office:value-type="string">
            <text:p>course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formula="of:=&quot;Intermediate Programming (&quot;&amp;[.A11]&amp;&quot;)&quot;" office:value-type="string" office:string-value="Intermediate Programming (html)">
            <text:p>Intermediate Programming (html)</text:p>
          </table:table-cell>
          <table:table-cell office:value-type="string">
            <text:p>course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formula="of:=&quot;Intermediate Programming (&quot;&amp;[.A12]&amp;&quot;)&quot;" office:value-type="string" office:string-value="Intermediate Programming (excel)">
            <text:p>Intermediate Programming (excel)</text:p>
          </table:table-cell>
          <table:table-cell office:value-type="string">
            <text:p>course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formula="of:=&quot;Advanced Programming (&quot;&amp;[.A2]&amp;&quot;)&quot;" office:value-type="string" office:string-value="Advanced Programming (SAS)">
            <text:p>Advanced Programming (SAS)</text:p>
          </table:table-cell>
          <table:table-cell office:value-type="string">
            <text:p>course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formula="of:=&quot;Advanced Programming (&quot;&amp;[.A3]&amp;&quot;)&quot;" office:value-type="string" office:string-value="Advanced Programming (SQL)">
            <text:p>Advanced Programming (SQL)</text:p>
          </table:table-cell>
          <table:table-cell office:value-type="string">
            <text:p>course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formula="of:=&quot;Advanced Programming (&quot;&amp;[.A4]&amp;&quot;)&quot;" office:value-type="string" office:string-value="Advanced Programming (R)">
            <text:p>Advanced Programming (R)</text:p>
          </table:table-cell>
          <table:table-cell office:value-type="string">
            <text:p>course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formula="of:=&quot;Advanced Programming (&quot;&amp;[.A5]&amp;&quot;)&quot;" office:value-type="string" office:string-value="Advanced Programming (Python)">
            <text:p>Advanced Programming (Python)</text:p>
          </table:table-cell>
          <table:table-cell office:value-type="string">
            <text:p>course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formula="of:=&quot;Advanced Programming (&quot;&amp;[.A6]&amp;&quot;)&quot;" office:value-type="string" office:string-value="Advanced Programming (python)">
            <text:p>Advanced Programming (python)</text:p>
          </table:table-cell>
          <table:table-cell office:value-type="string">
            <text:p>course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formula="of:=&quot;Advanced Programming (&quot;&amp;[.A7]&amp;&quot;)&quot;" office:value-type="string" office:string-value="Advanced Programming (tableau)">
            <text:p>Advanced Programming (tableau)</text:p>
          </table:table-cell>
          <table:table-cell office:value-type="string">
            <text:p>course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formula="of:=&quot;Advanced Programming (&quot;&amp;[.A8]&amp;&quot;)&quot;" office:value-type="string" office:string-value="Advanced Programming (Tableau)">
            <text:p>Advanced Programming (Tableau)</text:p>
          </table:table-cell>
          <table:table-cell office:value-type="string">
            <text:p>course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formula="of:=&quot;Advanced Programming (&quot;&amp;[.A9]&amp;&quot;)&quot;" office:value-type="string" office:string-value="Advanced Programming (java)">
            <text:p>Advanced Programming (java)</text:p>
          </table:table-cell>
          <table:table-cell office:value-type="string">
            <text:p>course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formula="of:=&quot;Advanced Programming (&quot;&amp;[.A10]&amp;&quot;)&quot;" office:value-type="string" office:string-value="Advanced Programming (javascript)">
            <text:p>Advanced Programming (javascript)</text:p>
          </table:table-cell>
          <table:table-cell office:value-type="string">
            <text:p>course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formula="of:=&quot;Advanced Programming (&quot;&amp;[.A11]&amp;&quot;)&quot;" office:value-type="string" office:string-value="Advanced Programming (html)">
            <text:p>Advanced Programming (html)</text:p>
          </table:table-cell>
          <table:table-cell office:value-type="string">
            <text:p>course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PHP</text:p>
          </table:table-cell>
          <table:table-cell office:value-type="string">
            <text:p>course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formula="of:=&quot;Advanced Programming (&quot;&amp;[.A46]&amp;&quot;)&quot;" office:value-type="string" office:string-value="Advanced Programming (PHP)">
            <text:p>Advanced Programming (PHP)</text:p>
          </table:table-cell>
          <table:table-cell office:value-type="string">
            <text:p>course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office:value-type="string">
            <text:p>php</text:p>
          </table:table-cell>
          <table:table-cell office:value-type="string">
            <text:p>course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Intro to SQL: Querying and managing data</text:p>
          </table:table-cell>
          <table:table-cell office:value-type="string">
            <text:p>course</text:p>
          </table:table-cell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Certified Professional Manager</text:p>
          </table:table-cell>
          <table:table-cell office:value-type="string">
            <text:p>certification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MP® Project Management Professional</text:p>
          </table:table-cell>
          <table:table-cell office:value-type="string">
            <text:p>certification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ertified ScrumMaster</text:p>
          </table:table-cell>
          <table:table-cell office:value-type="string">
            <text:p>certificatio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BPA® Certified Business Process Associate, Professional, or Leader</text:p>
          </table:table-cell>
          <table:table-cell office:value-type="string">
            <text:p>certification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IPMM Certified Brand Manager</text:p>
          </table:table-cell>
          <table:table-cell office:value-type="string">
            <text:p>certification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AMA® Certificate in Analytical Skills</text:p>
          </table:table-cell>
          <table:table-cell office:value-type="string">
            <text:p>certification</text:p>
          </table:table-cell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roject Management Professional</text:p>
          </table:table-cell>
          <table:table-cell office:value-type="string">
            <text:p>certification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APM: Certified Associate in Project Management</text:p>
          </table:table-cell>
          <table:table-cell office:value-type="string">
            <text:p>certification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SM: Certified ScrumMaster</text:p>
          </table:table-cell>
          <table:table-cell office:value-type="string">
            <text:p>certification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ompTIA Project+ certification</text:p>
          </table:table-cell>
          <table:table-cell office:value-type="string">
            <text:p>certification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RINCE2 Foundation/PRINCE2 Practitioner</text:p>
          </table:table-cell>
          <table:table-cell office:value-type="string">
            <text:p>certification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PMP: Certified Project Management Practitioner</text:p>
          </table:table-cell>
          <table:table-cell office:value-type="string">
            <text:p>certification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ssociate in Project Management</text:p>
          </table:table-cell>
          <table:table-cell office:value-type="string">
            <text:p>certification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PM: Master Project Manager</text:p>
          </table:table-cell>
          <table:table-cell office:value-type="string">
            <text:p>certification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PM: Professional in Project Management</text:p>
          </table:table-cell>
          <table:table-cell office:value-type="string">
            <text:p>certification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MITS: Project Management in IT Security</text:p>
          </table:table-cell>
          <table:table-cell office:value-type="string">
            <text:p>certification</text:p>
          </table:table-cell>
          <table:table-cell table:number-columns-repeated="5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ertified Project Director</text:p>
          </table:table-cell>
          <table:table-cell office:value-type="string">
            <text:p>certification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PM: Certified Project Manager (IAPM)</text:p>
          </table:table-cell>
          <table:table-cell office:value-type="string">
            <text:p>certification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Management Consulting</text:p>
          </table:table-cell>
          <table:table-cell office:value-type="string">
            <text:p>course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earn Management Consulting</text:p>
          </table:table-cell>
          <table:table-cell office:value-type="string">
            <text:p>course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eading Virtual Teams</text:p>
          </table:table-cell>
          <table:table-cell office:value-type="string">
            <text:p>course</text:p>
          </table:table-cell>
          <table:table-cell table:number-columns-repeated="6"/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rofessional Paralegal</text:p>
          </table:table-cell>
          <table:table-cell office:value-type="string">
            <text:p>certification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sociated Professional Member</text:p>
          </table:table-cell>
          <table:table-cell office:value-type="string">
            <text:p>certification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IAC Legal Issues</text:p>
          </table:table-cell>
          <table:table-cell office:value-type="string">
            <text:p>certification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ertified Legal Manager</text:p>
          </table:table-cell>
          <table:table-cell office:value-type="string">
            <text:p>certification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ccredited Estate Planner</text:p>
          </table:table-cell>
          <table:table-cell office:value-type="string">
            <text:p>certification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ccredited Tax Preparer</text:p>
          </table:table-cell>
          <table:table-cell office:value-type="string">
            <text:p>certification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nside Sales Professional (CISP)</text:p>
          </table:table-cell>
          <table:table-cell office:value-type="string">
            <text:p>certification</text:p>
          </table:table-cell>
          <table:table-cell table:number-columns-repeated="5"/>
          <table:table-cell table:number-columns-repeated="4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ertified Professional Sales Person (CPSP)</text:p>
          </table:table-cell>
          <table:table-cell office:value-type="string">
            <text:p>certification</text:p>
          </table:table-cell>
          <table:table-cell table:number-columns-repeated="5"/>
          <table:table-cell table:number-columns-repeated="4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ertified Sales Leadership Professional (CSLP)</text:p>
          </table:table-cell>
          <table:table-cell office:value-type="string">
            <text:p>certification</text:p>
          </table:table-cell>
          <table:table-cell table:number-columns-repeated="5"/>
          <table:table-cell table:number-columns-repeated="4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HubSpot Inbound Sales</text:p>
          </table:table-cell>
          <table:table-cell office:value-type="string">
            <text:p>certification</text:p>
          </table:table-cell>
          <table:table-cell table:number-columns-repeated="5"/>
          <table:table-cell table:number-columns-repeated="4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ISE Up Sales</text:p>
          </table:table-cell>
          <table:table-cell office:value-type="string">
            <text:p>certification</text:p>
          </table:table-cell>
          <table:table-cell table:number-columns-repeated="5"/>
          <table:table-cell table:number-columns-repeated="4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ales Growth</text:p>
          </table:table-cell>
          <table:table-cell office:value-type="string">
            <text:p>course</text:p>
          </table:table-cell>
          <table:table-cell table:number-columns-repeated="5"/>
          <table:table-cell table:number-columns-repeated="4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ata-Analysis Fundamentals with Excel</text:p>
          </table:table-cell>
          <table:table-cell office:value-type="string">
            <text:p>course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werPoint Power Shortcuts</text:p>
          </table:table-cell>
          <table:table-cell office:value-type="string">
            <text:p>course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torytelling for Business</text:p>
          </table:table-cell>
          <table:table-cell office:value-type="string">
            <text:p>course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ata Visualization for Data Analysts</text:p>
          </table:table-cell>
          <table:table-cell office:value-type="string">
            <text:p>course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data visualization</text:p>
          </table:table-cell>
          <table:table-cell office:value-type="string">
            <text:p>course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Financial and Capital Markets</text:p>
          </table:table-cell>
          <table:table-cell office:value-type="string">
            <text:p>course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High-Performance Leadership</text:p>
          </table:table-cell>
          <table:table-cell office:value-type="string">
            <text:p>course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eadership Essentials</text:p>
          </table:table-cell>
          <table:table-cell office:value-type="string">
            <text:p>course</text:p>
          </table:table-cell>
          <table:table-cell table:number-columns-repeated="6"/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Design with Photoshop</text:p>
          </table:table-cell>
          <table:table-cell office:value-type="string">
            <text:p>course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office:value-type="string">
            <text:p>Photoshop Essential Training</text:p>
          </table:table-cell>
          <table:table-cell office:value-type="string">
            <text:p>course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Supply Chain Management Fundamentals</text:p>
          </table:table-cell>
          <table:table-cell office:value-type="string">
            <text:p>course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Executive Leadership</text:p>
          </table:table-cell>
          <table:table-cell office:value-type="string">
            <text:p>course</text:p>
          </table:table-cell>
          <table:table-cell table:number-columns-repeated="6"/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hange Management</text:p>
          </table:table-cell>
          <table:table-cell office:value-type="string">
            <text:p>course</text:p>
          </table:table-cell>
          <table:table-cell table:number-columns-repeated="11" office:value-type="float" office:value="1">
            <text:p>1</text:p>
          </table:table-cell>
        </table:table-row>
        <table:table-row table:style-name="ro1">
          <table:table-cell office:value-type="string">
            <text:p>Critical Thinking</text:p>
          </table:table-cell>
          <table:table-cell office:value-type="string">
            <text:p>course</text:p>
          </table:table-cell>
          <table:table-cell table:number-columns-repeated="11" office:value-type="float" office:value="1">
            <text:p>1</text:p>
          </table:table-cell>
        </table:table-row>
        <table:table-row table:style-name="ro1">
          <table:table-cell office:value-type="string">
            <text:p>Leadership Presence</text:p>
          </table:table-cell>
          <table:table-cell office:value-type="string">
            <text:p>course</text:p>
          </table:table-cell>
          <table:table-cell table:number-columns-repeated="6"/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ixsigma</text:p>
          </table:table-cell>
          <table:table-cell office:value-type="string">
            <text:p>certification</text:p>
          </table:table-cell>
          <table:table-cell table:number-columns-repeated="5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30">04/30/2019</text:date>, <text:time>17:2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 </meta:initial-creator>
    <meta:creation-date>2019-04-30T16:19:45.49</meta:creation-date>
    <dc:date>2019-04-30T17:27:59.80</dc:date>
    <dc:creator>  </dc:creator>
    <meta:editing-duration>PT1H8M17S</meta:editing-duration>
    <meta:editing-cycles>10</meta:editing-cycles>
    <meta:generator>OpenOffice/4.1.1$Win32 OpenOffice.org_project/411m6$Build-9775</meta:generator>
    <meta:document-statistic meta:table-count="3" meta:cell-count="491" meta:object-count="0"/>
  </office:meta>
</office:document-meta>
</file>